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5.07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60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ext-properties style:font-name="Courier New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table:number-columns-repeated="2"/>
          <table:table-cell office:value-type="string">
            <text:p>ENG</text:p>
          </table:table-cell>
          <table:table-cell/>
          <table:table-cell office:value-type="string">
            <text:p>BRA</text:p>
          </table:table-cell>
          <table:table-cell office:value-type="string">
            <text:p>RUS1</text:p>
          </table:table-cell>
          <table:table-cell office:value-type="string">
            <text:p>RUS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WOODCANE</text:p>
          </table:table-cell>
          <table:table-cell office:value-type="string">
            <text:p>Wood Cane</text:p>
          </table:table-cell>
          <table:table-cell office:value-type="string">
            <text:p>CAJADO</text:p>
          </table:table-cell>
          <table:table-cell office:value-type="string">
            <text:p>ТРОСТЬ</text:p>
          </table:table-cell>
          <table:table-cell office:value-type="string">
            <text:p>Деревянный посох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SHT. SWD</text:p>
          </table:table-cell>
          <table:table-cell office:value-type="string">
            <text:p>Short Sword</text:p>
          </table:table-cell>
          <table:table-cell office:value-type="string">
            <text:p>ESP. P</text:p>
          </table:table-cell>
          <table:table-cell office:value-type="string">
            <text:p>НОЖ</text:p>
          </table:table-cell>
          <table:table-cell office:value-type="string">
            <text:p>Короткий меч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IRN. SWD</text:p>
          </table:table-cell>
          <table:table-cell office:value-type="string">
            <text:p>Iron Sword</text:p>
          </table:table-cell>
          <table:table-cell office:value-type="string">
            <text:p>ESP. F</text:p>
          </table:table-cell>
          <table:table-cell office:value-type="string">
            <text:p>КИНЖАЛ</text:p>
          </table:table-cell>
          <table:table-cell office:value-type="string">
            <text:p>Железный меч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WAND</text:p>
          </table:table-cell>
          <table:table-cell office:value-type="string">
            <text:p>Psycho Wand</text:p>
          </table:table-cell>
          <table:table-cell office:value-type="string">
            <text:p>BAST</text:p>
          </table:table-cell>
          <table:table-cell office:value-type="string">
            <text:p>ПОСОХ</text:p>
          </table:table-cell>
          <table:table-cell office:value-type="string">
            <text:p>Психо-жезл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IRN.FANG</text:p>
          </table:table-cell>
          <table:table-cell office:value-type="string">
            <text:p>Saber Claw</text:p>
          </table:table-cell>
          <table:table-cell office:value-type="string">
            <text:p>BUMER. F</text:p>
          </table:table-cell>
          <table:table-cell office:value-type="string">
            <text:p>С.БИВЕНЬ</text:p>
          </table:table-cell>
          <table:table-cell office:value-type="string">
            <text:p>Сабельная клешня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IRN. AXE</text:p>
          </table:table-cell>
          <table:table-cell office:value-type="string">
            <text:p>Iron Axe</text:p>
          </table:table-cell>
          <table:table-cell office:value-type="string">
            <text:p>MACH. F</text:p>
          </table:table-cell>
          <table:table-cell office:value-type="string">
            <text:p>ТОПОР</text:p>
          </table:table-cell>
          <table:table-cell office:value-type="string">
            <text:p>Железный топор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TIT. SWD</text:p>
          </table:table-cell>
          <table:table-cell office:value-type="string">
            <text:p>Titanium Sword</text:p>
          </table:table-cell>
          <table:table-cell office:value-type="string">
            <text:p>ESP. T</text:p>
          </table:table-cell>
          <table:table-cell office:value-type="string">
            <text:p>ТИТАНМЕЧ</text:p>
          </table:table-cell>
          <table:table-cell office:value-type="string">
            <text:p>Титановый меч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string">
            <text:p>CRC. SWD</text:p>
          </table:table-cell>
          <table:table-cell office:value-type="string">
            <text:p>Ceramic Sword</text:p>
          </table:table-cell>
          <table:table-cell office:value-type="string">
            <text:p>ESP. C</text:p>
          </table:table-cell>
          <table:table-cell office:value-type="string">
            <text:p>КЕРМ.МЕЧ</text:p>
          </table:table-cell>
          <table:table-cell office:value-type="string">
            <text:p>Карбоновый меч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string">
            <text:p>NEEDLGUN</text:p>
          </table:table-cell>
          <table:table-cell office:value-type="string">
            <text:p>Needle Gun</text:p>
          </table:table-cell>
          <table:table-cell office:value-type="string">
            <text:p>PIST. A</text:p>
          </table:table-cell>
          <table:table-cell office:value-type="string">
            <text:p>РУЖЬЕ</text:p>
          </table:table-cell>
          <table:table-cell office:value-type="string">
            <text:p>Игольная пушка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SIL.FANG</text:p>
          </table:table-cell>
          <table:table-cell office:value-type="string">
            <text:p>Silver Tusk</text:p>
          </table:table-cell>
          <table:table-cell office:value-type="string">
            <text:p>BUMER. P</text:p>
          </table:table-cell>
          <table:table-cell office:value-type="string">
            <text:p>КОГТИ</text:p>
          </table:table-cell>
          <table:table-cell office:value-type="string">
            <text:p>Серебряные когти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office:value-type="string">
            <text:p>HEAT.GUN</text:p>
          </table:table-cell>
          <table:table-cell office:value-type="string">
            <text:p>Heat Gun</text:p>
          </table:table-cell>
          <table:table-cell office:value-type="string">
            <text:p>PIST. Q</text:p>
          </table:table-cell>
          <table:table-cell office:value-type="string">
            <text:p>ДРОБОВИК</text:p>
          </table:table-cell>
          <table:table-cell office:value-type="string">
            <text:p>Тепловая пушка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office:value-type="string">
            <text:p>LGT.SABR</text:p>
          </table:table-cell>
          <table:table-cell office:value-type="string">
            <text:p>Light Saber</text:p>
          </table:table-cell>
          <table:table-cell office:value-type="string">
            <text:p>SABRE L.</text:p>
          </table:table-cell>
          <table:table-cell office:value-type="string">
            <text:p>САБЛЯ</text:p>
          </table:table-cell>
          <table:table-cell office:value-type="string">
            <text:p>Световая сабля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string">
            <text:p>LASR.GUN</text:p>
          </table:table-cell>
          <table:table-cell office:value-type="string">
            <text:p>Laser Gun</text:p>
          </table:table-cell>
          <table:table-cell office:value-type="string">
            <text:p>LIST. L</text:p>
          </table:table-cell>
          <table:table-cell office:value-type="string">
            <text:p>ЛАЗЕР</text:p>
          </table:table-cell>
          <table:table-cell office:value-type="string">
            <text:p>Лазерная пушка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office:value-type="string">
            <text:p>LAC. SWD</text:p>
          </table:table-cell>
          <table:table-cell office:value-type="string">
            <text:p>Laconian Sword</text:p>
          </table:table-cell>
          <table:table-cell office:value-type="string">
            <text:p>ESP. LC</text:p>
          </table:table-cell>
          <table:table-cell office:value-type="string">
            <text:p>Л.МЕЧ</text:p>
          </table:table-cell>
          <table:table-cell office:value-type="string">
            <text:p>Лакониевый меч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string">
            <text:p>LAC. AXE</text:p>
          </table:table-cell>
          <table:table-cell office:value-type="string">
            <text:p>Laconian Axe</text:p>
          </table:table-cell>
          <table:table-cell office:value-type="string">
            <text:p>MACH. LC</text:p>
          </table:table-cell>
          <table:table-cell office:value-type="string">
            <text:p>Л.ТОПОР</text:p>
          </table:table-cell>
          <table:table-cell office:value-type="string">
            <text:p>Лакониевый топор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LTH.ARMR</text:p>
          </table:table-cell>
          <table:table-cell office:value-type="string">
            <text:p>Leather Clothes</text:p>
          </table:table-cell>
          <table:table-cell office:value-type="string">
            <text:p>ARM. COU</text:p>
          </table:table-cell>
          <table:table-cell office:value-type="string">
            <text:p>КУРТКА</text:p>
          </table:table-cell>
          <table:table-cell office:value-type="string">
            <text:p>Кожаная одежда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string">
            <text:p>WHT.MANT</text:p>
          </table:table-cell>
          <table:table-cell office:value-type="string">
            <text:p>White Cloak</text:p>
          </table:table-cell>
          <table:table-cell office:value-type="string">
            <text:p>MANTO BR</text:p>
          </table:table-cell>
          <table:table-cell office:value-type="string">
            <text:p>Б.МАНТИЯ</text:p>
          </table:table-cell>
          <table:table-cell office:value-type="string">
            <text:p>Белый плащ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LGT.SUIT</text:p>
          </table:table-cell>
          <table:table-cell office:value-type="string">
            <text:p>Light Suit</text:p>
          </table:table-cell>
          <table:table-cell office:value-type="string">
            <text:p>ARM. LEV</text:p>
          </table:table-cell>
          <table:table-cell office:value-type="string">
            <text:p>КАМУФЛЯЖ</text:p>
          </table:table-cell>
          <table:table-cell office:value-type="string">
            <text:p>Лёгкий костюм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IRN.ARMR</text:p>
          </table:table-cell>
          <table:table-cell office:value-type="string">
            <text:p>Iron Armor</text:p>
          </table:table-cell>
          <table:table-cell office:value-type="string">
            <text:p>ARM. FER</text:p>
          </table:table-cell>
          <table:table-cell office:value-type="string">
            <text:p>ДОСПЕХ</text:p>
          </table:table-cell>
          <table:table-cell office:value-type="string">
            <text:p>Железный доспех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THCK.FUR</text:p>
          </table:table-cell>
          <table:table-cell office:value-type="string">
            <text:p>Spiky Fur</text:p>
          </table:table-cell>
          <table:table-cell office:value-type="string">
            <text:p>PELE G.</text:p>
          </table:table-cell>
          <table:table-cell office:value-type="string">
            <text:p>МЕХОШИП</text:p>
          </table:table-cell>
          <table:table-cell office:value-type="string">
            <text:p>Шипованная шкура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ZIR.ARMR</text:p>
          </table:table-cell>
          <table:table-cell office:value-type="string">
            <text:p>Zirconian Mail</text:p>
          </table:table-cell>
          <table:table-cell office:value-type="string">
            <text:p>ARM. Z</text:p>
          </table:table-cell>
          <table:table-cell office:value-type="string">
            <text:p>КОЛЬЧУГА</text:p>
          </table:table-cell>
          <table:table-cell office:value-type="string">
            <text:p>Титановая кольчуга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string">
            <text:p>DMD.ARMR</text:p>
          </table:table-cell>
          <table:table-cell office:value-type="string">
            <text:p>Diamond Armor</text:p>
          </table:table-cell>
          <table:table-cell office:value-type="string">
            <text:p>ARM. DIA</text:p>
          </table:table-cell>
          <table:table-cell office:value-type="string">
            <text:p>А.ДОСПЕХ</text:p>
          </table:table-cell>
          <table:table-cell office:value-type="string">
            <text:p>Алмазный доспех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string">
            <text:p>LAC.ARMR</text:p>
          </table:table-cell>
          <table:table-cell office:value-type="string">
            <text:p>Laconian Armor</text:p>
          </table:table-cell>
          <table:table-cell office:value-type="string">
            <text:p>ARM. LC</text:p>
          </table:table-cell>
          <table:table-cell office:value-type="string">
            <text:p>Л.ДОСПЕХ</text:p>
          </table:table-cell>
          <table:table-cell office:value-type="string">
            <text:p>Лакониевый доспех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string">
            <text:p>FRD.MANT</text:p>
          </table:table-cell>
          <table:table-cell office:value-type="string">
            <text:p>Frad Cloak</text:p>
          </table:table-cell>
          <table:table-cell office:value-type="string">
            <text:p>MANTO FR</text:p>
          </table:table-cell>
          <table:table-cell office:value-type="string">
            <text:p>Ф.МАНТИЯ</text:p>
          </table:table-cell>
          <table:table-cell office:value-type="string">
            <text:p>Сияющая мантия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string">
            <text:p>LTH. SLD</text:p>
          </table:table-cell>
          <table:table-cell office:value-type="string">
            <text:p>Leather Shield</text:p>
          </table:table-cell>
          <table:table-cell office:value-type="string">
            <text:p>ESC. COU</text:p>
          </table:table-cell>
          <table:table-cell office:value-type="string">
            <text:p>ЛЕГК.ЩИТ</text:p>
          </table:table-cell>
          <table:table-cell office:value-type="string">
            <text:p>Кожаный щит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A</text:p>
          </table:table-cell>
          <table:table-cell office:value-type="string">
            <text:p>BRNZ.SLD</text:p>
          </table:table-cell>
          <table:table-cell office:value-type="string">
            <text:p>Bronze Shield</text:p>
          </table:table-cell>
          <table:table-cell office:value-type="string">
            <text:p>ESC. BRO</text:p>
          </table:table-cell>
          <table:table-cell office:value-type="string">
            <text:p>СРЕД.ЩИТ</text:p>
          </table:table-cell>
          <table:table-cell office:value-type="string">
            <text:p>Бронзовый щит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B</text:p>
          </table:table-cell>
          <table:table-cell office:value-type="string">
            <text:p>IRN. SLD</text:p>
          </table:table-cell>
          <table:table-cell office:value-type="string">
            <text:p>Iron Shield</text:p>
          </table:table-cell>
          <table:table-cell office:value-type="string">
            <text:p>ESC. FE</text:p>
          </table:table-cell>
          <table:table-cell office:value-type="string">
            <text:p>ЖЕЛЕЗЩИТ</text:p>
          </table:table-cell>
          <table:table-cell office:value-type="string">
            <text:p>Железный щит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C</text:p>
          </table:table-cell>
          <table:table-cell office:value-type="string">
            <text:p>CRC. SLD</text:p>
          </table:table-cell>
          <table:table-cell office:value-type="string">
            <text:p>Ceramic Shield</text:p>
          </table:table-cell>
          <table:table-cell office:value-type="string">
            <text:p>ESC. CER</text:p>
          </table:table-cell>
          <table:table-cell office:value-type="string">
            <text:p>КЕРМ.ЩИТ</text:p>
          </table:table-cell>
          <table:table-cell office:value-type="string">
            <text:p>Карбоновый щит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D</text:p>
          </table:table-cell>
          <table:table-cell office:value-type="string">
            <text:p>GLOVE</text:p>
          </table:table-cell>
          <table:table-cell office:value-type="string">
            <text:p>Animal Glove</text:p>
          </table:table-cell>
          <table:table-cell office:value-type="string">
            <text:p>GARRA</text:p>
          </table:table-cell>
          <table:table-cell office:value-type="string">
            <text:p>2-ЯШКУРА</text:p>
          </table:table-cell>
          <table:table-cell office:value-type="string">
            <text:p>Звериные перчатки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E</text:p>
          </table:table-cell>
          <table:table-cell office:value-type="string">
            <text:p>LASR.SLD</text:p>
          </table:table-cell>
          <table:table-cell office:value-type="string">
            <text:p>Laser Barrier</text:p>
          </table:table-cell>
          <table:table-cell office:value-type="string">
            <text:p>ESC. LAS</text:p>
          </table:table-cell>
          <table:table-cell office:value-type="string">
            <text:p>ЛАЗЕРЩИТ</text:p>
          </table:table-cell>
          <table:table-cell office:value-type="string">
            <text:p>Лазерный барьер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1F</text:p>
          </table:table-cell>
          <table:table-cell office:value-type="string">
            <text:p>MIRR.SLD</text:p>
          </table:table-cell>
          <table:table-cell office:value-type="string">
            <text:p>Shield of Perseus</text:p>
          </table:table-cell>
          <table:table-cell office:value-type="string">
            <text:p>ECS. ESP</text:p>
          </table:table-cell>
          <table:table-cell office:value-type="string">
            <text:p>ЗЕРКЛЩИТ</text:p>
          </table:table-cell>
          <table:table-cell office:value-type="string">
            <text:p>Щит Персея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string">
            <text:p>LAC. SLD</text:p>
          </table:table-cell>
          <table:table-cell office:value-type="string">
            <text:p>Laconian Shield</text:p>
          </table:table-cell>
          <table:table-cell office:value-type="string">
            <text:p>ESC. LC</text:p>
          </table:table-cell>
          <table:table-cell office:value-type="string">
            <text:p>Л. ЩИТ</text:p>
          </table:table-cell>
          <table:table-cell office:value-type="string">
            <text:p>Лакониевый щит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string">
            <text:p>LANDROVR</text:p>
          </table:table-cell>
          <table:table-cell office:value-type="string">
            <text:p>LandMaster</text:p>
          </table:table-cell>
          <table:table-cell office:value-type="string">
            <text:p>LANDROVR</text:p>
          </table:table-cell>
          <table:table-cell office:value-type="string">
            <text:p>ВЕЗДЕХОД</text:p>
          </table:table-cell>
          <table:table-cell office:value-type="string">
            <text:p>Вездеход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string">
            <text:p>HOVRCRFT</text:p>
          </table:table-cell>
          <table:table-cell office:value-type="string">
            <text:p>FlowMover</text:p>
          </table:table-cell>
          <table:table-cell office:value-type="string">
            <text:p>HOVRCRFT</text:p>
          </table:table-cell>
          <table:table-cell office:value-type="string">
            <text:p>КАТЕР</text:p>
          </table:table-cell>
          <table:table-cell office:value-type="string">
            <text:p>Катер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ICE DIGR</text:p>
          </table:table-cell>
          <table:table-cell office:value-type="string">
            <text:p>IceDecker</text:p>
          </table:table-cell>
          <table:table-cell office:value-type="string">
            <text:p>CAV.GELO</text:p>
          </table:table-cell>
          <table:table-cell office:value-type="string">
            <text:p>ЛЕДОКОЛ</text:p>
          </table:table-cell>
          <table:table-cell office:value-type="string">
            <text:p>Ледобур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string">
            <text:p>COLA</text:p>
          </table:table-cell>
          <table:table-cell office:value-type="string">
            <text:p>PelorieMate</text:p>
          </table:table-cell>
          <table:table-cell office:value-type="string">
            <text:p>COLA</text:p>
          </table:table-cell>
          <table:table-cell office:value-type="string">
            <text:p>КОЛА</text:p>
          </table:table-cell>
          <table:table-cell office:value-type="string">
            <text:p>Пелоримэйт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string">
            <text:p>BURGER</text:p>
          </table:table-cell>
          <table:table-cell office:value-type="string">
            <text:p>Ruoginin</text:p>
          </table:table-cell>
          <table:table-cell office:value-type="string">
            <text:p>BURGER</text:p>
          </table:table-cell>
          <table:table-cell office:value-type="string">
            <text:p>БУРГЕР</text:p>
          </table:table-cell>
          <table:table-cell office:value-type="string">
            <text:p>Руогинин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string">
            <text:p>FLUTE</text:p>
          </table:table-cell>
          <table:table-cell office:value-type="string">
            <text:p>Soothe Flute</text:p>
          </table:table-cell>
          <table:table-cell office:value-type="string">
            <text:p>FLAUTA</text:p>
          </table:table-cell>
          <table:table-cell office:value-type="string">
            <text:p>ФЛЕИТА</text:p>
          </table:table-cell>
          <table:table-cell office:value-type="string">
            <text:p>Флейта упокоения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string">
            <text:p>FLASH</text:p>
          </table:table-cell>
          <table:table-cell office:value-type="string">
            <text:p>Searchlight</text:p>
          </table:table-cell>
          <table:table-cell office:value-type="string">
            <text:p>LANTERNA</text:p>
          </table:table-cell>
          <table:table-cell office:value-type="string">
            <text:p>ФОНАРИК</text:p>
          </table:table-cell>
          <table:table-cell office:value-type="string">
            <text:p>Фонарик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string">
            <text:p>ESCAPER</text:p>
          </table:table-cell>
          <table:table-cell office:value-type="string">
            <text:p>Escape Cloth</text:p>
          </table:table-cell>
          <table:table-cell office:value-type="string">
            <text:p>MANTO</text:p>
          </table:table-cell>
          <table:table-cell office:value-type="string">
            <text:p>КУКЛА</text:p>
          </table:table-cell>
          <table:table-cell office:value-type="string">
            <text:p>Малый телепорт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string">
            <text:p>TRANSER</text:p>
          </table:table-cell>
          <table:table-cell office:value-type="string">
            <text:p>TranCarpet</text:p>
          </table:table-cell>
          <table:table-cell office:value-type="string">
            <text:p>TAPETE</text:p>
          </table:table-cell>
          <table:table-cell office:value-type="string">
            <text:p>ТЕЛЕПОРТ</text:p>
          </table:table-cell>
          <table:table-cell office:value-type="string">
            <text:p>Телепорт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2A</text:p>
          </table:table-cell>
          <table:table-cell office:value-type="string">
            <text:p>MAGC HAT</text:p>
          </table:table-cell>
          <table:table-cell office:value-type="string">
            <text:p>Magic Hat</text:p>
          </table:table-cell>
          <table:table-cell office:value-type="string">
            <text:p>CHAPEU</text:p>
          </table:table-cell>
          <table:table-cell office:value-type="string">
            <text:p>М.КОЛПАК</text:p>
          </table:table-cell>
          <table:table-cell office:value-type="string">
            <text:p>Волшебная шляпа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2B</text:p>
          </table:table-cell>
          <table:table-cell office:value-type="string">
            <text:p>ALSULIN</text:p>
          </table:table-cell>
          <table:table-cell office:value-type="string">
            <text:p>Alsuline</text:p>
          </table:table-cell>
          <table:table-cell office:value-type="string">
            <text:p>ALSULIN</text:p>
          </table:table-cell>
          <table:table-cell office:value-type="string">
            <text:p>АЛШУЛИН</text:p>
          </table:table-cell>
          <table:table-cell office:value-type="string">
            <text:p>Алсулин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2C</text:p>
          </table:table-cell>
          <table:table-cell office:value-type="string">
            <text:p>POLYMTRL</text:p>
          </table:table-cell>
          <table:table-cell office:value-type="string">
            <text:p>Polymeteral</text:p>
          </table:table-cell>
          <table:table-cell office:value-type="string">
            <text:p>POLYMTRL</text:p>
          </table:table-cell>
          <table:table-cell office:value-type="string">
            <text:p>ПОЛИГИДР</text:p>
          </table:table-cell>
          <table:table-cell office:value-type="string">
            <text:p>Полиметерал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2D</text:p>
          </table:table-cell>
          <table:table-cell office:value-type="string">
            <text:p>DUGN KEY</text:p>
          </table:table-cell>
          <table:table-cell office:value-type="string">
            <text:p>Dungeon Key</text:p>
          </table:table-cell>
          <table:table-cell office:value-type="string">
            <text:p>CHAVE C.</text:p>
          </table:table-cell>
          <table:table-cell office:value-type="string">
            <text:p>ОТМЫЧКА</text:p>
          </table:table-cell>
          <table:table-cell office:value-type="string">
            <text:p>Подземный ключ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2E</text:p>
          </table:table-cell>
          <table:table-cell office:value-type="string">
            <text:p>SPHERE</text:p>
          </table:table-cell>
          <table:table-cell office:value-type="string">
            <text:p>Telepathy Ball</text:p>
          </table:table-cell>
          <table:table-cell office:value-type="string">
            <text:p>ESFERA</text:p>
          </table:table-cell>
          <table:table-cell office:value-type="string">
            <text:p>ТЕЛЕПАТ</text:p>
          </table:table-cell>
          <table:table-cell office:value-type="string">
            <text:p>Шар телепатии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2F</text:p>
          </table:table-cell>
          <table:table-cell office:value-type="string">
            <text:p>TORCH</text:p>
          </table:table-cell>
          <table:table-cell office:value-type="string">
            <text:p>Eclipse Torch</text:p>
          </table:table-cell>
          <table:table-cell office:value-type="string">
            <text:p>TOCHA</text:p>
          </table:table-cell>
          <table:table-cell office:value-type="string">
            <text:p>ФАКЕЛ</text:p>
          </table:table-cell>
          <table:table-cell office:value-type="string">
            <text:p>Пламя затмения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string">
            <text:p>PRISM</text:p>
          </table:table-cell>
          <table:table-cell office:value-type="string">
            <text:p>Aeroprism</text:p>
          </table:table-cell>
          <table:table-cell office:value-type="string">
            <text:p>PRISMA</text:p>
          </table:table-cell>
          <table:table-cell office:value-type="string">
            <text:p>А.ПРИЗМА</text:p>
          </table:table-cell>
          <table:table-cell office:value-type="string">
            <text:p>Аэропризма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string">
            <text:p>NUTS</text:p>
          </table:table-cell>
          <table:table-cell office:value-type="string">
            <text:p>Laerma Berries</text:p>
          </table:table-cell>
          <table:table-cell office:value-type="string">
            <text:p>NOZ</text:p>
          </table:table-cell>
          <table:table-cell office:value-type="string">
            <text:p>ОРЕХ</text:p>
          </table:table-cell>
          <table:table-cell office:value-type="string">
            <text:p>Ягоды Лаэрмы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string">
            <text:p>HAPSBY</text:p>
          </table:table-cell>
          <table:table-cell office:value-type="string">
            <text:p>Hapsby</text:p>
          </table:table-cell>
          <table:table-cell office:value-type="string">
            <text:p>HAPSBY</text:p>
          </table:table-cell>
          <table:table-cell office:value-type="string">
            <text:p>ХАПСБИ</text:p>
          </table:table-cell>
          <table:table-cell office:value-type="string">
            <text:p>Хапсби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string">
            <text:p>ROADPASS</text:p>
          </table:table-cell>
          <table:table-cell office:value-type="string">
            <text:p>Road Pass</text:p>
          </table:table-cell>
          <table:table-cell office:value-type="string">
            <text:p>PASSE</text:p>
          </table:table-cell>
          <table:table-cell office:value-type="string">
            <text:p>ПРОПУСК</text:p>
          </table:table-cell>
          <table:table-cell office:value-type="string">
            <text:p>Пропуск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string">
            <text:p>PASSPORT</text:p>
          </table:table-cell>
          <table:table-cell office:value-type="string">
            <text:p>Passport</text:p>
          </table:table-cell>
          <table:table-cell office:value-type="string">
            <text:p>PASSAPOR</text:p>
          </table:table-cell>
          <table:table-cell office:value-type="string">
            <text:p>ПАСПОРТ</text:p>
          </table:table-cell>
          <table:table-cell office:value-type="string">
            <text:p>Паспорт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string">
            <text:p>COMPASS</text:p>
          </table:table-cell>
          <table:table-cell office:value-type="string">
            <text:p>Compass</text:p>
          </table:table-cell>
          <table:table-cell office:value-type="string">
            <text:p>BUSSOLA</text:p>
          </table:table-cell>
          <table:table-cell office:value-type="string">
            <text:p>КОМПАС</text:p>
          </table:table-cell>
          <table:table-cell office:value-type="string">
            <text:p>Компас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string">
            <text:p>CAKE</text:p>
          </table:table-cell>
          <table:table-cell office:value-type="string">
            <text:p>Shortcake</text:p>
          </table:table-cell>
          <table:table-cell office:value-type="string">
            <text:p>BOLO</text:p>
          </table:table-cell>
          <table:table-cell office:value-type="string">
            <text:p>ПИРОГ</text:p>
          </table:table-cell>
          <table:table-cell office:value-type="string">
            <text:p>Пирог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string">
            <text:p>LETTER</text:p>
          </table:table-cell>
          <table:table-cell office:value-type="string">
            <text:p>Governor's Letter</text:p>
          </table:table-cell>
          <table:table-cell office:value-type="string">
            <text:p>CARTA</text:p>
          </table:table-cell>
          <table:table-cell office:value-type="string">
            <text:p>ПИСЬМО</text:p>
          </table:table-cell>
          <table:table-cell office:value-type="string">
            <text:p>Письмо Генерала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string">
            <text:p>LAC. POT</text:p>
          </table:table-cell>
          <table:table-cell office:value-type="string">
            <text:p>Laconian Pot</text:p>
          </table:table-cell>
          <table:table-cell office:value-type="string">
            <text:p>POTE LC.</text:p>
          </table:table-cell>
          <table:table-cell office:value-type="string">
            <text:p>Л.ГОРШОК</text:p>
          </table:table-cell>
          <table:table-cell office:value-type="string">
            <text:p>Лакониевый горшок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string">
            <text:p>MAG.LAMP</text:p>
          </table:table-cell>
          <table:table-cell office:value-type="string">
            <text:p>Light Pendant</text:p>
          </table:table-cell>
          <table:table-cell office:value-type="string">
            <text:p>LAMP.MAG</text:p>
          </table:table-cell>
          <table:table-cell office:value-type="string">
            <text:p>ЛАМПА</text:p>
          </table:table-cell>
          <table:table-cell office:value-type="string">
            <text:p>Кулон света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3A</text:p>
          </table:table-cell>
          <table:table-cell office:value-type="string">
            <text:p>AMBR EYE</text:p>
          </table:table-cell>
          <table:table-cell office:value-type="string">
            <text:p>Carbunckle Eye</text:p>
          </table:table-cell>
          <table:table-cell office:value-type="string">
            <text:p>OLHO</text:p>
          </table:table-cell>
          <table:table-cell office:value-type="string">
            <text:p>ЯНТРГЛАЗ</text:p>
          </table:table-cell>
          <table:table-cell office:value-type="string">
            <text:p>Глаз Карбункула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3B</text:p>
          </table:table-cell>
          <table:table-cell office:value-type="string">
            <text:p>GAS. SLD</text:p>
          </table:table-cell>
          <table:table-cell office:value-type="string">
            <text:p>GasClear</text:p>
          </table:table-cell>
          <table:table-cell office:value-type="string">
            <text:p>GAS</text:p>
          </table:table-cell>
          <table:table-cell office:value-type="string">
            <text:p>Х.ЗАЩИТА</text:p>
          </table:table-cell>
          <table:table-cell office:value-type="string">
            <text:p>Противогаз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3C</text:p>
          </table:table-cell>
          <table:table-cell office:value-type="string">
            <text:p>CRYSTAL</text:p>
          </table:table-cell>
          <table:table-cell office:value-type="string">
            <text:p>Damoa's Crystal</text:p>
          </table:table-cell>
          <table:table-cell office:value-type="string">
            <text:p>CRISTAL</text:p>
          </table:table-cell>
          <table:table-cell office:value-type="string">
            <text:p>КРИСТАЛЛ</text:p>
          </table:table-cell>
          <table:table-cell office:value-type="string">
            <text:p>Кристалл Дамои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3D</text:p>
          </table:table-cell>
          <table:table-cell office:value-type="string">
            <text:p>M SYSTEM</text:p>
          </table:table-cell>
          <table:table-cell office:value-type="string">
            <text:p>Master System</text:p>
          </table:table-cell>
          <table:table-cell office:value-type="string">
            <text:p>M SYSTEM</text:p>
          </table:table-cell>
          <table:table-cell office:value-type="string">
            <text:p>МСИСТЕМА</text:p>
          </table:table-cell>
          <table:table-cell office:value-type="string">
            <text:p>Мастер Систем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string">
            <text:p>3E</text:p>
          </table:table-cell>
          <table:table-cell office:value-type="string">
            <text:p>MRCL KEY</text:p>
          </table:table-cell>
          <table:table-cell office:value-type="string">
            <text:p>Miracle Key</text:p>
          </table:table-cell>
          <table:table-cell office:value-type="string">
            <text:p>CHAVE M.</text:p>
          </table:table-cell>
          <table:table-cell office:value-type="string">
            <text:p>МАГ.КЛЮЧ</text:p>
          </table:table-cell>
          <table:table-cell office:value-type="string">
            <text:p>Волшебный ключ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3F</text:p>
          </table:table-cell>
          <table:table-cell office:value-type="string">
            <text:p>ZILLION</text:p>
          </table:table-cell>
          <table:table-cell office:value-type="string">
            <text:p>Zillion</text:p>
          </table:table-cell>
          <table:table-cell office:value-type="string">
            <text:p>ZILLION</text:p>
          </table:table-cell>
          <table:table-cell office:value-type="string">
            <text:p>ЗИЛЛИОН</text:p>
          </table:table-cell>
          <table:table-cell office:value-type="string">
            <text:p>Зиллион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string">
            <text:p>SECRETS</text:p>
          </table:table-cell>
          <table:table-cell office:value-type="string">
            <text:p>Secret Thing</text:p>
          </table:table-cell>
          <table:table-cell office:value-type="string">
            <text:p>SECRETO</text:p>
          </table:table-cell>
          <table:table-cell office:value-type="string">
            <text:p>ТАИНЫ</text:p>
          </table:table-cell>
          <table:table-cell office:value-type="string">
            <text:p>Особый товар</text:p>
          </table:table-cell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5e0,5e1</text:p>
          </table:table-cell>
          <table:table-cell table:style-name="ce3" table:number-columns-repeated="2"/>
          <table:table-cell office:value-type="string">
            <text:p>meset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500,...</text:p>
          </table:table-cell>
          <table:table-cell table:style-name="ce3" table:number-columns-repeated="2"/>
          <table:table-cell office:value-type="string">
            <text:p>alis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5e2</text:p>
          </table:table-cell>
          <table:table-cell table:style-name="ce3" table:number-columns-repeated="2"/>
          <table:table-cell office:value-type="string">
            <text:p># item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5C0-5D7</text:p>
          </table:table-cell>
          <table:table-cell table:style-name="ce3" table:number-columns-repeated="2"/>
          <table:table-cell office:value-type="string">
            <text:p>ITEMS</text:p>
          </table:table-cell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10.01.2017</text:date>, <text:time>00:13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is </meta:initial-creator>
    <meta:creation-date>2017-01-09T22:34:11.32</meta:creation-date>
    <dc:date>2017-01-10T00:13:40.83</dc:date>
    <dc:creator>Leonis </dc:creator>
    <meta:editing-duration>PT23M38S</meta:editing-duration>
    <meta:editing-cycles>1</meta:editing-cycles>
    <meta:document-statistic meta:table-count="3" meta:cell-count="460" meta:object-count="0"/>
    <meta:generator>OpenOffice/4.1.2$Win32 OpenOffice.org_project/412m3$Build-9782</meta:generator>
  </office:meta>
</office:document-meta>
</file>